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3" table:default-cell-style-name="ce4"/>
        <table:table-row table:style-name="ro1">
          <table:table-cell table:style-name="ce1" office:value-type="string" calcext:value-type="string" table:number-columns-spanned="14" table:number-rows-spanned="1">
            <text:p>LTS Roster Overview</text:p>
          </table:table-cell>
          <table:covered-table-cell table:number-columns-repeated="13" table:style-name="Default"/>
        </table:table-row>
        <table:table-row table:style-name="ro2">
          <table:table-cell table:style-name="ce2" office:value-type="string" calcext:value-type="string" table:number-columns-spanned="14" table:number-rows-spanned="1">
            <text:p>Monday</text:p>
          </table:table-cell>
          <table:covered-table-cell table:number-columns-repeated="10"/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4" table:number-rows-spanned="1">
            <text:p>Tuesday</text:p>
          </table:table-cell>
          <table:covered-table-cell table:number-columns-repeated="10"/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4" table:number-rows-spanned="1">
            <text:p>Wednesday</text:p>
          </table:table-cell>
          <table:covered-table-cell table:number-columns-repeated="13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4" table:number-rows-spanned="1">
            <text:p>Thursday</text:p>
          </table:table-cell>
          <table:covered-table-cell table:number-columns-repeated="10"/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4" table:number-rows-spanned="1">
            <text:p>Friday</text:p>
          </table:table-cell>
          <table:covered-table-cell table:number-columns-repeated="10"/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Default" table:number-columns-repeated="14"/>
        </table:table-row>
        <table:table-row table:style-name="ro2">
          <table:table-cell table:style-name="ce2" office:value-type="string" calcext:value-type="string" table:number-columns-spanned="14" table:number-rows-spanned="1">
            <text:p>Saturday</text:p>
          </table:table-cell>
          <table:covered-table-cell table:number-columns-repeated="10"/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  <table:table-row table:style-name="ro4">
          <table:table-cell table:style-name="ce4"/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2" office:value-type="string" calcext:value-type="string" table:number-columns-spanned="14" table:number-rows-spanned="1">
            <text:p>Sunday</text:p>
          </table:table-cell>
          <table:covered-table-cell table:number-columns-repeated="13"/>
        </table:table-row>
        <table:table-row table:style-name="ro3">
          <table:table-cell office:value-type="string" calcext:value-type="string">
            <text:p>Staff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art Time: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nd Time: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1:16:10.843611000</meta:creation-date>
    <dc:date>2016-05-15T12:03:17.635920000</dc:date>
    <meta:editing-duration>PT31M54S</meta:editing-duration>
    <meta:editing-cycles>2</meta:editing-cycles>
    <meta:generator>LibreOffice/5.0.6.3$MacOSX_X86_64 LibreOffice_project/490fc03b25318460cfc54456516ea2519c11d1aa</meta:generator>
    <meta:document-statistic meta:table-count="1" meta:cell-count="29" meta:object-count="0"/>
  </office:meta>
</office:document-meta>
</file>